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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♦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/>
    </style:style>
    <style:style style:name="P24" style:parent-style-name="ListParagraph" style:list-style-name="LFO3" style:family="paragraph"/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P32" style:parent-style-name="ListParagraph" style:list-style-name="LFO3" style:family="paragraph"/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P37" style:parent-style-name="ListParagraph" style:list-style-name="LFO3" style:family="paragraph"/>
    <style:style style:name="T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P43" style:parent-style-name="ListParagraph" style:list-style-name="LFO3" style:family="paragraph"/>
    <style:style style:name="T44" style:parent-style-name="DefaultParagraphFont" style:family="text">
      <style:text-properties fo:font-size="12pt" style:font-size-asian="12pt" style:font-size-complex="12pt"/>
    </style:style>
    <style:style style:name="P45" style:parent-style-name="ListParagraph" style:list-style-name="LFO3" style:family="paragraph"/>
    <style:style style:name="T4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ListParagraph" style:list-style-name="LFO3" style:family="paragraph">
      <style:text-properties fo:font-size="12pt" style:font-size-asian="12pt" style:font-size-complex="12pt"/>
    </style:style>
    <style:style style:name="P52" style:parent-style-name="ListParagraph" style:list-style-name="LFO3" style:family="paragraph">
      <style:text-properties fo:font-size="12pt" style:font-size-asian="12pt" style:font-size-complex="12pt"/>
    </style:style>
    <style:style style:name="P53" style:parent-style-name="ListParagraph" style:list-style-name="LFO3" style:family="paragraph">
      <style:text-properties fo:font-size="12pt" style:font-size-asian="12pt" style:font-size-complex="12pt"/>
    </style:style>
    <style:style style:name="P54" style:parent-style-name="ListParagraph" style:list-style-name="LFO3" style:family="paragraph"/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61" style:family="table-column">
      <style:table-column-properties style:column-width="3.25in" style:use-optimal-column-width="false"/>
    </style:style>
    <style:style style:name="TableColumn62" style:family="table-column">
      <style:table-column-properties style:column-width="3.25in" style:use-optimal-column-width="false"/>
    </style:style>
    <style:style style:name="Table60" style:family="table">
      <style:table-properties style:width="6.5in" fo:margin-left="0in" table:align="left"/>
    </style:style>
    <style:style style:name="TableRow63" style:family="table-row">
      <style:table-row-properties style:min-row-height="0.2083in" style:use-optimal-row-height="false"/>
    </style:style>
    <style:style style:name="TableCell64" style:family="table-cell">
      <style:table-cell-properties fo:border="0in none #000000" style:writing-mode="lr-tb" fo:padding-top="0in" fo:padding-left="0.075in" fo:padding-bottom="0in" fo:padding-right="0.075in"/>
    </style:style>
    <style:style style:name="P65" style:parent-style-name="ListParagraph" style:list-style-name="LFO3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6" style:family="table-cell">
      <style:table-cell-properties fo:border="0in none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 style:min-row-height="0.2083in" style:use-optimal-row-height="false"/>
    </style:style>
    <style:style style:name="TableCell69" style:family="table-cell">
      <style:table-cell-properties fo:border="0in none #000000" style:writing-mode="lr-tb" fo:padding-top="0in" fo:padding-left="0.075in" fo:padding-bottom="0in" fo:padding-right="0.075in"/>
    </style:style>
    <style:style style:name="P70" style:parent-style-name="ListParagraph" style:list-style-name="LFO3" style:family="paragraph">
      <style:paragraph-properties fo:margin-bottom="0in" fo:line-height="100%"/>
    </style:style>
    <style:style style:name="T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72" style:family="table-cell">
      <style:table-cell-properties fo:border="0in none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min-row-height="0.2083in" style:use-optimal-row-height="false"/>
    </style:style>
    <style:style style:name="TableCell75" style:family="table-cell">
      <style:table-cell-properties fo:border="0in none #000000" style:writing-mode="lr-tb" fo:padding-top="0in" fo:padding-left="0.075in" fo:padding-bottom="0in" fo:padding-right="0.075in"/>
    </style:style>
    <style:style style:name="P76" style:parent-style-name="ListParagraph" style:list-style-name="LFO3" style:family="paragraph">
      <style:paragraph-properties fo:margin-bottom="0in" fo:line-height="100%"/>
    </style:style>
    <style:style style:name="T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78" style:family="table-cell">
      <style:table-cell-properties fo:border="0in none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="0in none #000000" style:writing-mode="lr-tb" fo:padding-top="0in" fo:padding-left="0.075in" fo:padding-bottom="0in" fo:padding-right="0.075in"/>
    </style:style>
    <style:style style:name="P82" style:parent-style-name="ListParagraph" style:list-style-name="LFO3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3" style:family="table-cell">
      <style:table-cell-properties fo:border="0in none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left="2in">
        <style:tab-stops/>
      </style:paragraph-properties>
      <style:text-properties fo:font-size="12pt" style:font-size-asian="12pt" style:font-size-complex="12pt"/>
    </style:style>
    <style:style style:name="P86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87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88" style:parent-style-name="ListParagraph" style:list-style-name="LFO3" style:family="paragraph"/>
    <style:style style:name="T89" style:parent-style-name="DefaultParagraphFont" style:family="text"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TableColumn91" style:family="table-column">
      <style:table-column-properties style:column-width="3.8541in" style:use-optimal-column-width="false"/>
    </style:style>
    <style:style style:name="TableColumn92" style:family="table-column">
      <style:table-column-properties style:column-width="2.6458in" style:use-optimal-column-width="false"/>
    </style:style>
    <style:style style:name="Table90" style:family="table">
      <style:table-properties style:width="6.5in" fo:margin-left="0in" table:align="left"/>
    </style:style>
    <style:style style:name="TableRow93" style:family="table-row">
      <style:table-row-properties style:min-row-height="0.2083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P96" style:parent-style-name="ListParagraph" style:list-style-name="LFO1" style:family="paragraph">
      <style:paragraph-properties fo:text-align="center" fo:margin-bottom="0in" fo:line-height="100%"/>
      <style:text-properties style:font-name-asian="MS Mincho" fo:font-weight="bold" style:font-weight-asian="bold" style:font-weight-complex="bold"/>
    </style:style>
    <style:style style:name="TableRow97" style:family="table-row">
      <style:table-row-properties style:min-row-height="0.2083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TableRow102" style:family="table-row">
      <style:table-row-properties style:min-row-height="0.2083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 style:min-row-height="0.2083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TableRow112" style:family="table-row">
      <style:table-row-properties style:min-row-height="0.2083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15" style:parent-style-name="Normal" style:family="paragraph">
      <style:paragraph-properties fo:margin-bottom="0in" fo:line-height="100%"/>
    </style:style>
    <style:style style:name="TableRow116" style:family="table-row">
      <style:table-row-properties style:min-row-height="0.2083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 style:min-row-height="0.2083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Row124" style:family="table-row">
      <style:table-row-properties style:min-row-height="0.2083in"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TableRow130" style:family="table-row">
      <style:table-row-properties style:min-row-height="0.2083in"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 style:min-row-height="0.2083in"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3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4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TableRow143" style:family="table-row">
      <style:table-row-properties style:min-row-height="0.2083in"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4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4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 style:min-row-height="0.2083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TableRow155" style:family="table-row">
      <style:table-row-properties style:min-row-height="0.2083in"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TableRow160" style:family="table-row">
      <style:table-row-properties style:min-row-height="0.2083in"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TableRow165" style:family="table-row">
      <style:table-row-properties style:min-row-height="0.2083in"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 style:min-row-height="0.2083in"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Row172" style:family="table-row">
      <style:table-row-properties style:min-row-height="0.2083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TableRow177" style:family="table-row">
      <style:table-row-properties style:min-row-height="0.2083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81" style:parent-style-name="Normal" style:family="paragraph">
      <style:paragraph-properties fo:margin-bottom="0in" fo:line-height="100%"/>
    </style:style>
    <style:style style:name="TableRow182" style:family="table-row">
      <style:table-row-properties style:min-row-height="0.2083in"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Row187" style:family="table-row">
      <style:table-row-properties style:min-row-height="0.2083in"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Row192" style:family="table-row">
      <style:table-row-properties style:min-row-height="0.2083in" style:use-optimal-row-height="fals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Row197" style:family="table-row">
      <style:table-row-properties style:min-row-height="0.2083in"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00" style:parent-style-name="Normal" style:family="paragraph">
      <style:paragraph-properties fo:margin-bottom="0in" fo:line-height="100%"/>
    </style:style>
    <style:style style:name="TableRow201" style:family="table-row">
      <style:table-row-properties style:min-row-height="0.2083in"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Row204" style:family="table-row">
      <style:table-row-properties style:min-row-height="0.2083in"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Row209" style:family="table-row">
      <style:table-row-properties style:min-row-height="0.2083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12" style:parent-style-name="Normal" style:family="paragraph">
      <style:paragraph-properties fo:margin-bottom="0in" fo:line-height="100%"/>
    </style:style>
    <style:style style:name="P213" style:parent-style-name="ListParagraph" style:family="paragraph">
      <style:paragraph-properties fo:margin-left="1.5in">
        <style:tab-stops/>
      </style:paragraph-properties>
      <style:text-properties fo:font-weight="bold" style:font-weight-asian="bold" style:font-weight-complex="bold"/>
    </style:style>
    <style:style style:name="P214" style:parent-style-name="ListParagraph" style:list-style-name="LFO3" style:family="paragraph"/>
    <style:style style:name="T2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16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17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18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19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20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21" style:parent-style-name="ListParagraph" style:family="paragraph">
      <style:paragraph-properties fo:margin-left="2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222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23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24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25" style:parent-style-name="ListParagraph" style:list-style-name="LFO3" style:family="paragraph"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P226" style:parent-style-name="ListParagraph" style:list-style-name="LFO3" style:family="paragraph">
      <style:text-properties style:font-name-asian="MS Mincho" fo:font-weight="bold" style:font-weight-asian="bold" style:font-weight-complex="bold" fo:font-size="12pt" style:font-size-asian="12pt" style:font-size-complex="12pt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P2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30" style:parent-style-name="ListParagraph" style:list-style-name="LFO3" style:family="paragraph"/>
    <style:style style:name="T2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33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234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35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36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37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38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39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40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41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42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43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44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45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46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47" style:parent-style-name="ListParagraph" style:family="paragraph">
      <style:paragraph-properties fo:margin-left="2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248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49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50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51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52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53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5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6" style:parent-style-name="Normal" style:family="paragraph">
      <style:text-properties fo:font-size="36pt" style:font-size-asian="36pt" style:font-size-complex="36pt"/>
    </style:style>
    <style:style style:name="P257" style:parent-style-name="Normal" style:family="paragraph">
      <style:text-properties fo:font-size="36pt" style:font-size-asian="36pt" style:font-size-complex="36pt"/>
    </style:style>
    <style:style style:name="P258" style:parent-style-name="Normal" style:family="paragraph">
      <style:text-properties fo:font-size="36pt" style:font-size-asian="36pt" style:font-size-complex="36pt"/>
    </style:style>
    <style:style style:name="P259" style:parent-style-name="Normal" style:family="paragraph">
      <style:text-properties fo:font-size="28pt" style:font-size-asian="28pt" style:font-size-complex="28pt"/>
    </style:style>
    <style:style style:name="P260" style:parent-style-name="Normal" style:family="paragraph">
      <style:text-properties fo:font-size="28pt" style:font-size-asian="28pt" style:font-size-complex="28pt"/>
    </style:style>
    <style:style style:name="P261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62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63" style:parent-style-name="ListParagraph" style:list-style-name="LFO3" style:family="paragraph">
      <style:text-properties fo:font-size="12pt" style:font-size-asian="12pt" style:font-size-complex="12pt"/>
    </style:style>
    <style:style style:name="P264" style:parent-style-name="ListParagraph" style:list-style-name="LFO3" style:family="paragraph">
      <style:text-properties fo:font-size="12pt" style:font-size-asian="12pt" style:font-size-complex="12pt"/>
    </style:style>
    <style:style style:name="P265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266" style:parent-style-name="ListParagraph" style:list-style-name="LFO3" style:family="paragraph">
      <style:text-properties fo:font-size="12pt" style:font-size-asian="12pt" style:font-size-complex="12pt"/>
    </style:style>
    <style:style style:name="P267" style:parent-style-name="ListParagraph" style:list-style-name="LFO3" style:family="paragraph">
      <style:text-properties fo:font-size="12pt" style:font-size-asian="12pt" style:font-size-complex="12pt"/>
    </style:style>
    <style:style style:name="P268" style:parent-style-name="ListParagraph" style:list-style-name="LFO3" style:family="paragraph"/>
    <style:style style:name="T2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71" style:parent-style-name="ListParagraph" style:list-style-name="LFO3" style:family="paragraph">
      <style:text-properties fo:font-size="12pt" style:font-size-asian="12pt" style:font-size-complex="12pt"/>
    </style:style>
    <style:style style:name="P272" style:parent-style-name="ListParagraph" style:list-style-name="LFO3" style:family="paragraph">
      <style:text-properties fo:font-size="12pt" style:font-size-asian="12pt" style:font-size-complex="12pt"/>
    </style:style>
    <style:style style:name="P273" style:parent-style-name="ListParagraph" style:list-style-name="LFO3" style:family="paragraph">
      <style:text-properties fo:font-size="12pt" style:font-size-asian="12pt" style:font-size-complex="12pt"/>
    </style:style>
    <style:style style:name="P274" style:parent-style-name="ListParagraph" style:list-style-name="LFO3" style:family="paragraph">
      <style:text-properties fo:font-size="12pt" style:font-size-asian="12pt" style:font-size-complex="12pt"/>
    </style:style>
    <style:style style:name="P275" style:parent-style-name="Normal" style:family="paragraph">
      <style:text-properties fo:font-size="12pt" style:font-size-asian="12pt" style:font-size-complex="12pt"/>
    </style:style>
    <style:style style:name="P276" style:parent-style-name="ListParagraph" style:list-style-name="LFO3" style:family="paragraph"/>
    <style:style style:name="T2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82" style:parent-style-name="ListParagraph" style:list-style-name="LFO3" style:family="paragraph">
      <style:text-properties fo:font-size="12pt" style:font-size-asian="12pt" style:font-size-complex="12pt"/>
    </style:style>
    <style:style style:name="P283" style:parent-style-name="ListParagraph" style:list-style-name="LFO3" style:family="paragraph"/>
    <style:style style:name="T284" style:parent-style-name="DefaultParagraphFont" style:family="text">
      <style:text-properties fo:font-size="12pt" style:font-size-asian="12pt" style:font-size-complex="12pt"/>
    </style:style>
    <style:style style:name="P285" style:parent-style-name="ListParagraph" style:list-style-name="LFO3" style:family="paragraph">
      <style:text-properties fo:font-size="12pt" style:font-size-asian="12pt" style:font-size-complex="12pt"/>
    </style:style>
    <style:style style:name="P286" style:parent-style-name="ListParagraph" style:list-style-name="LFO3" style:family="paragraph">
      <style:text-properties fo:font-size="12pt" style:font-size-asian="12pt" style:font-size-complex="12pt"/>
    </style:style>
    <style:style style:name="P287" style:parent-style-name="ListParagraph" style:list-style-name="LFO3" style:family="paragraph">
      <style:text-properties fo:font-size="12pt" style:font-size-asian="12pt" style:font-size-complex="12pt"/>
    </style:style>
    <style:style style:name="P288" style:parent-style-name="ListParagraph" style:list-style-name="LFO3" style:family="paragraph">
      <style:text-properties fo:font-size="12pt" style:font-size-asian="12pt" style:font-size-complex="12pt"/>
    </style:style>
    <style:style style:name="P289" style:parent-style-name="ListParagraph" style:list-style-name="LFO3" style:family="paragraph"/>
    <style:style style:name="T290" style:parent-style-name="DefaultParagraphFont" style:family="text">
      <style:text-properties fo:font-size="12pt" style:font-size-asian="12pt" style:font-size-complex="12pt"/>
    </style:style>
    <style:style style:name="P291" style:parent-style-name="ListParagraph" style:list-style-name="LFO3" style:family="paragraph"/>
    <style:style style:name="T292" style:parent-style-name="DefaultParagraphFont" style:family="text">
      <style:text-properties fo:font-size="12pt" style:font-size-asian="12pt" style:font-size-complex="12pt"/>
    </style:style>
    <style:style style:name="P293" style:parent-style-name="ListParagraph" style:list-style-name="LFO3" style:family="paragraph"/>
    <style:style style:name="T294" style:parent-style-name="DefaultParagraphFont" style:family="text">
      <style:text-properties fo:font-size="12pt" style:font-size-asian="12pt" style:font-size-complex="12pt"/>
    </style:style>
    <style:style style:name="T295" style:parent-style-name="DefaultParagraphFont" style:family="text">
      <style:text-properties fo:font-size="12pt" style:font-size-asian="12pt" style:font-size-complex="12pt"/>
    </style:style>
    <style:style style:name="T296" style:parent-style-name="DefaultParagraphFont" style:family="text">
      <style:text-properties fo:font-size="12pt" style:font-size-asian="12pt" style:font-size-complex="12pt"/>
    </style:style>
    <style:style style:name="T297" style:parent-style-name="DefaultParagraphFont" style:family="text">
      <style:text-properties fo:font-size="12pt" style:font-size-asian="12pt" style:font-size-complex="12pt"/>
    </style:style>
    <style:style style:name="T298" style:parent-style-name="DefaultParagraphFont" style:family="text">
      <style:text-properties fo:font-size="12pt" style:font-size-asian="12pt" style:font-size-complex="12pt"/>
    </style:style>
    <style:style style:name="T299" style:parent-style-name="DefaultParagraphFont" style:family="text">
      <style:text-properties fo:font-size="12pt" style:font-size-asian="12pt" style:font-size-complex="12pt"/>
    </style:style>
    <style:style style:name="T300" style:parent-style-name="DefaultParagraphFont" style:family="text">
      <style:text-properties fo:font-size="12pt" style:font-size-asian="12pt" style:font-size-complex="12pt"/>
    </style:style>
    <style:style style:name="T301" style:parent-style-name="DefaultParagraphFont" style:family="text">
      <style:text-properties fo:font-size="12pt" style:font-size-asian="12pt" style:font-size-complex="12pt"/>
    </style:style>
    <style:style style:name="T302" style:parent-style-name="DefaultParagraphFont" style:family="text">
      <style:text-properties fo:font-size="12pt" style:font-size-asian="12pt" style:font-size-complex="12pt"/>
    </style:style>
    <style:style style:name="T303" style:parent-style-name="DefaultParagraphFont" style:family="text">
      <style:text-properties fo:font-size="12pt" style:font-size-asian="12pt" style:font-size-complex="12pt" fo:language="en"/>
    </style:style>
    <style:style style:name="P304" style:parent-style-name="ListParagraph" style:list-style-name="LFO3" style:family="paragraph">
      <style:text-properties fo:font-size="12pt" style:font-size-asian="12pt" style:font-size-complex="12pt"/>
    </style:style>
    <style:style style:name="P305" style:parent-style-name="ListParagraph" style:list-style-name="LFO3" style:family="paragraph">
      <style:text-properties fo:font-size="12pt" style:font-size-asian="12pt" style:font-size-complex="12pt"/>
    </style:style>
    <style:style style:name="P306" style:parent-style-name="ListParagraph" style:list-style-name="LFO3" style:family="paragraph"/>
    <style:style style:name="T3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16" style:parent-style-name="ListParagraph" style:list-style-name="LFO3" style:family="paragraph">
      <style:text-properties fo:font-size="12pt" style:font-size-asian="12pt" style:font-size-complex="12pt"/>
    </style:style>
    <style:style style:name="P317" style:parent-style-name="ListParagraph" style:list-style-name="LFO3" style:family="paragraph">
      <style:text-properties fo:font-size="12pt" style:font-size-asian="12pt" style:font-size-complex="12pt"/>
    </style:style>
    <style:style style:name="P318" style:parent-style-name="ListParagraph" style:list-style-name="LFO3" style:family="paragraph">
      <style:paragraph-properties fo:margin-left="1.5in">
        <style:tab-stops/>
      </style:paragraph-properties>
      <style:text-properties fo:font-size="12pt" style:font-size-asian="12pt" style:font-size-complex="12pt"/>
    </style:style>
    <style:style style:name="P319" style:parent-style-name="ListParagraph" style:list-style-name="LFO3" style:family="paragraph">
      <style:text-properties fo:font-size="12pt" style:font-size-asian="12pt" style:font-size-complex="12pt"/>
    </style:style>
    <style:style style:name="P320" style:parent-style-name="ListParagraph" style:list-style-name="LFO3" style:family="paragraph">
      <style:text-properties fo:font-size="12pt" style:font-size-asian="12pt" style:font-size-complex="12pt"/>
    </style:style>
    <style:style style:name="P321" style:parent-style-name="ListParagraph" style:list-style-name="LFO3" style:family="paragraph">
      <style:text-properties fo:font-size="12pt" style:font-size-asian="12pt" style:font-size-complex="12pt"/>
    </style:style>
    <style:style style:name="P322" style:parent-style-name="ListParagraph" style:list-style-name="LFO3" style:family="paragraph">
      <style:text-properties fo:font-size="12pt" style:font-size-asian="12pt" style:font-size-complex="12pt"/>
    </style:style>
    <style:style style:name="P323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324" style:parent-style-name="ListParagraph" style:list-style-name="LFO3" style:family="paragraph">
      <style:text-properties fo:font-size="12pt" style:font-size-asian="12pt" style:font-size-complex="12pt"/>
    </style:style>
    <style:style style:name="P325" style:parent-style-name="ListParagraph" style:list-style-name="LFO3" style:family="paragraph">
      <style:text-properties fo:font-size="12pt" style:font-size-asian="12pt" style:font-size-complex="12pt"/>
    </style:style>
    <style:style style:name="P326" style:parent-style-name="ListParagraph" style:list-style-name="LFO3" style:family="paragraph">
      <style:text-properties fo:font-size="12pt" style:font-size-asian="12pt" style:font-size-complex="12pt"/>
    </style:style>
    <style:style style:name="P327" style:parent-style-name="ListParagraph" style:list-style-name="LFO3" style:family="paragraph">
      <style:text-properties fo:font-size="12pt" style:font-size-asian="12pt" style:font-size-complex="12pt"/>
    </style:style>
    <style:style style:name="P328" style:parent-style-name="ListParagraph" style:list-style-name="LFO3" style:family="paragraph">
      <style:text-properties fo:font-size="12pt" style:font-size-asian="12pt" style:font-size-complex="12pt"/>
    </style:style>
    <style:style style:name="P329" style:parent-style-name="ListParagraph" style:list-style-name="LFO3" style:family="paragraph">
      <style:text-properties fo:font-size="12pt" style:font-size-asian="12pt" style:font-size-complex="12pt"/>
    </style:style>
    <style:style style:name="P330" style:parent-style-name="ListParagraph" style:list-style-name="LFO3" style:family="paragraph">
      <style:text-properties fo:font-size="12pt" style:font-size-asian="12pt" style:font-size-complex="12pt"/>
    </style:style>
    <style:style style:name="P331" style:parent-style-name="ListParagraph" style:list-style-name="LFO3" style:family="paragraph">
      <style:text-properties fo:font-size="12pt" style:font-size-asian="12pt" style:font-size-complex="12pt"/>
    </style:style>
    <style:style style:name="P332" style:parent-style-name="ListParagraph" style:list-style-name="LFO3" style:family="paragraph">
      <style:text-properties fo:font-size="12pt" style:font-size-asian="12pt" style:font-size-complex="12pt"/>
    </style:style>
    <style:style style:name="P333" style:parent-style-name="ListParagraph" style:list-style-name="LFO3" style:family="paragraph">
      <style:text-properties fo:font-size="12pt" style:font-size-asian="12pt" style:font-size-complex="12pt"/>
    </style:style>
    <style:style style:name="P334" style:parent-style-name="ListParagraph" style:list-style-name="LFO3" style:family="paragraph">
      <style:text-properties fo:font-size="12pt" style:font-size-asian="12pt" style:font-size-complex="12pt"/>
    </style:style>
    <style:style style:name="P335" style:parent-style-name="ListParagraph" style:list-style-name="LFO3" style:family="paragraph">
      <style:text-properties fo:font-size="12pt" style:font-size-asian="12pt" style:font-size-complex="12pt"/>
    </style:style>
    <style:style style:name="P336" style:parent-style-name="ListParagraph" style:list-style-name="LFO3" style:family="paragraph">
      <style:text-properties fo:font-size="12pt" style:font-size-asian="12pt" style:font-size-complex="12pt"/>
    </style:style>
    <style:style style:name="P337" style:parent-style-name="ListParagraph" style:list-style-name="LFO3" style:family="paragraph">
      <style:text-properties fo:font-size="12pt" style:font-size-asian="12pt" style:font-size-complex="12pt"/>
    </style:style>
    <style:style style:name="P338" style:parent-style-name="Normal" style:family="paragraph">
      <style:text-properties fo:font-size="12pt" style:font-size-asian="12pt" style:font-size-complex="12pt"/>
    </style:style>
    <style:style style:name="P339" style:parent-style-name="ListParagraph" style:list-style-name="LFO3" style:family="paragraph"/>
    <style:style style:name="T34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4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4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43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344" style:parent-style-name="ListParagraph" style:list-style-name="LFO3" style:family="paragraph">
      <style:text-properties fo:font-size="12pt" style:font-size-asian="12pt" style:font-size-complex="12pt"/>
    </style:style>
    <style:style style:name="P345" style:parent-style-name="ListParagraph" style:list-style-name="LFO3" style:family="paragraph">
      <style:text-properties fo:font-size="12pt" style:font-size-asian="12pt" style:font-size-complex="12pt"/>
    </style:style>
    <style:style style:name="P346" style:parent-style-name="ListParagraph" style:list-style-name="LFO3" style:family="paragraph">
      <style:text-properties fo:font-size="12pt" style:font-size-asian="12pt" style:font-size-complex="12pt"/>
    </style:style>
    <style:style style:name="P347" style:parent-style-name="ListParagraph" style:list-style-name="LFO3" style:family="paragraph"/>
    <style:style style:name="T348" style:parent-style-name="DefaultParagraphFont" style:family="text">
      <style:text-properties fo:font-size="12pt" style:font-size-asian="12pt" style:font-size-complex="12pt"/>
    </style:style>
    <style:style style:name="P349" style:parent-style-name="ListParagraph" style:list-style-name="LFO3" style:family="paragraph">
      <style:text-properties fo:font-size="12pt" style:font-size-asian="12pt" style:font-size-complex="12pt"/>
    </style:style>
    <style:style style:name="P350" style:parent-style-name="ListParagraph" style:list-style-name="LFO3" style:family="paragraph">
      <style:text-properties fo:font-size="12pt" style:font-size-asian="12pt" style:font-size-complex="12pt"/>
    </style:style>
    <style:style style:name="P351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352" style:parent-style-name="ListParagraph" style:list-style-name="LFO3" style:family="paragraph">
      <style:text-properties fo:font-size="12pt" style:font-size-asian="12pt" style:font-size-complex="12pt"/>
    </style:style>
    <style:style style:name="P353" style:parent-style-name="Normal" style:family="paragraph">
      <style:text-properties fo:font-size="12pt" style:font-size-asian="12pt" style:font-size-complex="12pt"/>
    </style:style>
    <style:style style:name="P354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355" style:parent-style-name="ListParagraph" style:list-style-name="LFO3" style:family="paragraph"/>
    <style:style style:name="T3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57" style:parent-style-name="DefaultParagraphFont" style:family="text">
      <style:text-properties fo:font-size="14pt" style:font-size-asian="14pt" style:font-size-complex="14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P359" style:parent-style-name="ListParagraph" style:list-style-name="LFO3" style:family="paragraph">
      <style:text-properties fo:font-size="12pt" style:font-size-asian="12pt" style:font-size-complex="12pt"/>
    </style:style>
    <style:style style:name="P360" style:parent-style-name="Normal" style:family="paragraph">
      <style:text-properties fo:font-size="12pt" style:font-size-asian="12pt" style:font-size-complex="12pt"/>
    </style:style>
    <style:style style:name="T361" style:parent-style-name="Hyperlink" style:family="text">
      <style:text-properties style:font-name-asian="MS Mincho" fo:font-size="12pt" style:font-size-asian="12pt" style:font-size-complex="12pt"/>
    </style:style>
  </office:automatic-styles>
  <office:body>
    <office:text text:use-soft-page-breaks="true">
      <text:p text:style-name="P1">LINUX<text:s/>5-MINUTE PLAN</text:p>
      <text:list text:style-name="LFO3" text:continue-numbering="true">
        <text:list-item>
          <text:list>
            <text:list-item>
              <text:p text:style-name="P24"><text:span text:style-name="T25">Step 1: Change<text:s/></text:span><text:span text:style-name="T26">ever</text:span><text:span text:style-name="T27">y</text:span><text:span text:style-name="T28"><text:s/></text:span><text:span text:style-name="T29">user's</text:span><text:span text:style-name="T30"><text:s/>password</text:span><text:span text:style-name="T31">:</text:span></text:p>
              <text:list text:continue-numbering="true">
                <text:list-item>
                  <text:p text:style-name="P32"><text:span text:style-name="T33">HISTFILE=/dev/null awk -F: '{print $1":</text:span><text:span text:style-name="T34">CryptoDATA001$$</text:span><text:span text:style-name="T35">"}' /etc/passwd | sudo chpassw</text:span><text:span text:style-name="T36">d</text:span><text:line-break/></text:p>
                </text:list-item>
              </text:list>
            </text:list-item>
            <text:list-item>
              <text:p text:style-name="P37"><text:span text:style-name="T38">Step 2:<text:s/></text:span><text:span text:style-name="T39">Reset<text:s/></text:span><text:span text:style-name="T40">PAM</text:span><text:span text:style-name="T41"><text:s/>configuration</text:span><text:span text:style-name="T42">:</text:span></text:p>
              <text:list text:continue-numbering="true">
                <text:list-item>
                  <text:p text:style-name="P43"><text:span text:style-name="T44">sudo pam-auth-update --force</text:span><text:line-break/></text:p>
                </text:list-item>
              </text:list>
            </text:list-item>
            <text:list-item>
              <text:p text:style-name="P45"><text:span text:style-name="T46">Step<text:s/></text:span><text:span text:style-name="T47">3</text:span><text:span text:style-name="T48">:<text:s/></text:span><text:span text:style-name="T49">Fix SSH authentication</text:span><text:span text:style-name="T50">:</text:span></text:p>
              <text:list text:continue-numbering="true">
                <text:list-item>
                  <text:p text:style-name="P51">/etc/ssh/sshd_config: “UsePAM<text:s/>yes” -&gt; “UsePAM<text:s/>no”<text:s/>(Line 80ish)</text:p>
                </text:list-item>
                <text:list-item>
                  <text:p text:style-name="P52">sudo systemctl restart sshd</text:p>
                </text:list-item>
                <text:list-item>
                  <text:p text:style-name="P53">cat /etc/apt/sources.list <text:s/>OR <text:s/>ls /etc/apt/sources.list.d/</text:p>
                  <text:list text:continue-numbering="true">
                    <text:list-item>
                      <text:p text:style-name="P54"><text:span text:style-name="T55">Check for naughty<text:s/></text:span><text:span text:style-name="T56">repos real quick</text:span><text:span text:style-name="T57"><text:s/>and remove<text:s/></text:span><text:span text:style-name="T58">any standouts</text:span><text:line-break/></text:p>
                    </text:list-item>
                  </text:list>
                </text:list-item>
              </text:list>
            </text:list-item>
            <text:list-item>
              <text:p text:style-name="P59">Step 4: Configure iptables:</text:p>
            </text:list-item>
          </text:list>
        </text:list-item>
      </text:list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list text:style-name="LFO3" text:continue-numbering="true">
              <text:list-item>
                <text:p text:style-name="P65">iptables<text:s/>-F</text:p>
              </text:list-item>
            </text:list>
          </table:table-cell>
          <table:table-cell table:style-name="TableCell66">
            <text:p text:style-name="P67">Flush all chains</text:p>
          </table:table-cell>
        </table:table-row>
        <table:table-row table:style-name="TableRow68">
          <table:table-cell table:style-name="TableCell69">
            <text:list text:style-name="LFO3" text:continue-numbering="true">
              <text:list-item>
                <text:p text:style-name="P70"><text:span text:style-name="T71">iptables -X</text:span></text:p>
              </text:list-item>
            </text:list>
          </table:table-cell>
          <table:table-cell table:style-name="TableCell72">
            <text:p text:style-name="P73">Delete all chains</text:p>
          </table:table-cell>
        </table:table-row>
        <table:table-row table:style-name="TableRow74">
          <table:table-cell table:style-name="TableCell75">
            <text:list text:style-name="LFO3" text:continue-numbering="true">
              <text:list-item>
                <text:p text:style-name="P76"><text:span text:style-name="T77">iptables -Z</text:span></text:p>
              </text:list-item>
            </text:list>
          </table:table-cell>
          <table:table-cell table:style-name="TableCell78">
            <text:p text:style-name="P79">Reset packet<text:s/>&amp;<text:s/>byte counter in chains</text:p>
          </table:table-cell>
        </table:table-row>
        <table:table-row table:style-name="TableRow80">
          <table:table-cell table:style-name="TableCell81">
            <text:list text:style-name="LFO3" text:continue-numbering="true">
              <text:list-item>
                <text:p text:style-name="P82">iptables -L -nv<text:s/>--line-numbers</text:p>
              </text:list-item>
            </text:list>
          </table:table-cell>
          <table:table-cell table:style-name="TableCell83">
            <text:p text:style-name="P84">Show ruleset</text:p>
          </table:table-cell>
        </table:table-row>
      </table:table>
      <text:p text:style-name="P85"/>
      <text:list text:style-name="LFO3" text:continue-numbering="true">
        <text:list-item>
          <text:list>
            <text:list-item>
              <text:list>
                <text:list-item>
                  <text:p text:style-name="P86">PACKAGE INSTALL<text:s/>FOR PERSISTENT RULES ON REBOOT<text:s/>(DO FIRST):</text:p>
                  <text:list text:continue-numbering="true">
                    <text:list-item>
                      <text:p text:style-name="P87">sudo apt install iptables-persistent</text:p>
                    </text:list-item>
                    <text:list-item>
                      <text:p text:style-name="P88"><text:span text:style-name="T89">sudo dnf install iptables-services (RED HAT ONLY)</text:span>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columns-spanned="2">
            <text:p text:style-name="P95">CUSTOM RULESET (FOLLOW IN ORDER)</text:p>
            <text:list text:style-name="LFO1" text:continue-numbering="true">
              <text:list-item>
                <text:p text:style-name="P96">only need ‘sudo’ if not root</text:p>
              </text:list-item>
            </text:list>
          </table:table-cell>
          <table:covered-table-cell/>
        </table:table-row>
        <table:table-row table:style-name="TableRow97">
          <table:table-cell table:style-name="TableCell98">
            <text:p text:style-name="P99">sudo iptables -A INPUT -j ACCEPT</text:p>
          </table:table-cell>
          <table:table-cell table:style-name="TableCell100" table:number-rows-spanned="2">
            <text:p text:style-name="P101">Create allow any-any rules while creating custom ruleset (prevents loss in scoring)</text:p>
          </table:table-cell>
        </table:table-row>
        <table:table-row table:style-name="TableRow102">
          <table:table-cell table:style-name="TableCell103">
            <text:p text:style-name="P104"><text:span text:style-name="T105">sudo iptables -A OUTPUT -j ACCEPT</text:span></text:p>
          </table:table-cell>
          <table:covered-table-cell>
            <text:p text:style-name="P106"/>
          </table:covered-table-cell>
        </table:table-row>
        <table:table-row table:style-name="TableRow107">
          <table:table-cell table:style-name="TableCell108">
            <text:p text:style-name="P109">sudo iptables -P INPUT DROP</text:p>
          </table:table-cell>
          <table:table-cell table:style-name="TableCell110" table:number-rows-spanned="3">
            <text:p text:style-name="P111">Change the default chain rules to drop all packets if none of the rules match</text:p>
          </table:table-cell>
        </table:table-row>
        <table:table-row table:style-name="TableRow112">
          <table:table-cell table:style-name="TableCell113">
            <text:p text:style-name="P114">sudo iptables -P FORWARD DROP</text:p>
          </table:table-cell>
          <table:covered-table-cell>
            <text:p text:style-name="P115"/>
          </table:covered-table-cell>
        </table:table-row>
        <table:table-row table:style-name="TableRow116">
          <table:table-cell table:style-name="TableCell117">
            <text:p text:style-name="P118"><text:span text:style-name="T119">sudo iptables -P OUTPUT DROP</text:span></text:p>
          </table:table-cell>
          <table:covered-table-cell>
            <text:p text:style-name="P120"/>
          </table:covered-table-cell>
        </table:table-row>
        <table:table-row table:style-name="TableRow121">
          <table:table-cell table:style-name="TableCell122" table:number-columns-spanned="2">
            <text:p text:style-name="P123"/>
          </table:table-cell>
          <table:covered-table-cell/>
        </table:table-row>
        <table:table-row table:style-name="TableRow124">
          <table:table-cell table:style-name="TableCell125">
            <text:p text:style-name="P126"><text:span text:style-name="T127">sudo iptables -A INPUT -i lo -j ACCEPT</text:span></text:p>
          </table:table-cell>
          <table:table-cell table:style-name="TableCell128" table:number-rows-spanned="2">
            <text:p text:style-name="P129">Allow traffic to and from the loopback interface</text:p>
          </table:table-cell>
        </table:table-row>
        <table:table-row table:style-name="TableRow130">
          <table:table-cell table:style-name="TableCell131">
            <text:p text:style-name="P132"><text:span text:style-name="T133">sudo iptables -A OUTPUT -o lo -j ACCEPT</text:span></text:p>
          </table:table-cell>
          <table:covered-table-cell>
            <text:p text:style-name="P134"/>
          </table:covered-table-cell>
        </table:table-row>
        <table:table-row table:style-name="TableRow135">
          <table:table-cell table:style-name="TableCell136">
            <text:p text:style-name="P137"><text:span text:style-name="T138">sudo iptables -A INPUT -m conntrack -</text:span><text:span text:style-name="T139">-</text:span><text:span text:style-name="T140">ctstate ESTABLISHED,RELATED -j ACCEPT</text:span></text:p>
          </table:table-cell>
          <table:table-cell table:style-name="TableCell141" table:number-rows-spanned="2">
            <text:p text:style-name="P142">Uphold current connections with the system (will also prevent a lockout from ssh when removing the first rule)</text:p>
          </table:table-cell>
        </table:table-row>
        <table:table-row table:style-name="TableRow143">
          <table:table-cell table:style-name="TableCell144">
            <text:p text:style-name="P145"><text:span text:style-name="T146">sudo iptables -A OUTPUT -m conntrack</text:span><text:span text:style-name="T147"><text:s/>--</text:span><text:span text:style-name="T148">ctstate ESTABLIHSED,RELATED -j ACCEPT</text:span></text:p>
          </table:table-cell>
          <table:covered-table-cell>
            <text:p text:style-name="P149"/>
          </table:covered-table-cell>
        </table:table-row>
        <table:table-row table:style-name="TableRow150">
          <table:table-cell table:style-name="TableCell151">
            <text:p text:style-name="P152">sudo iptables -A INPUT -p tcp --dport 22<text:s/>-s<text:s/>&lt;VPN subnet&gt;<text:s/>-m conntrack<text:s/>--ctstate NEW -j ACCEPT</text:p>
          </table:table-cell>
          <table:table-cell table:style-name="TableCell153">
            <text:p text:style-name="P154">Allows all ssh connections in and out of the system; can add IPs in here<text:s/>(syntax in docs)</text:p>
          </table:table-cell>
        </table:table-row>
        <table:table-row table:style-name="TableRow155">
          <table:table-cell table:style-name="TableCell156">
            <text:p text:style-name="P157">sudo iptables -A OUTPUT -p tcp<text:s/>-m multiport<text:s/>--dports<text:s/>80,443<text:s/>-m conntrack --ctstate NEW -j ACCEPT</text:p>
          </table:table-cell>
          <table:table-cell table:style-name="TableCell158">
            <text:p text:style-name="P159">Allow HTTP/HTTPS<text:s/>connections to be created outbound</text:p>
          </table:table-cell>
        </table:table-row>
        <table:table-row table:style-name="TableRow160">
          <table:table-cell table:style-name="TableCell161">
            <text:p text:style-name="P162">sudo iptables -A OUTPUT -p udp --dport 53 -s<text:s/>1.1.1.1<text:s/>-j ACCEPT</text:p>
          </table:table-cell>
          <table:table-cell table:style-name="TableCell163" table:number-rows-spanned="2">
            <text:p text:style-name="P164">Allow outbound DNS requests only to<text:s/>public DNS server (or the Windows AD DNS, but it might be poisoned)</text:p>
          </table:table-cell>
        </table:table-row>
        <table:table-row table:style-name="TableRow165">
          <table:table-cell table:style-name="TableCell166">
            <text:p text:style-name="P167">sudo iptables -A OUTPUT -p<text:s/>tcp<text:s/>--dport 53 -s<text:s/>1.1.1.1<text:s/>-j ACCEPT</text:p>
          </table:table-cell>
          <table:covered-table-cell>
            <text:p text:style-name="P168"/>
          </table:covered-table-cell>
        </table:table-row>
        <table:table-row table:style-name="TableRow169">
          <table:table-cell table:style-name="TableCell170" table:number-columns-spanned="2">
            <text:p text:style-name="P171"/>
          </table:table-cell>
          <table:covered-table-cell/>
        </table:table-row>
        <table:table-row table:style-name="TableRow172">
          <table:table-cell table:style-name="TableCell173">
            <text:p text:style-name="P174">sudo iptables -A INPUT -s &lt;scoring-ip&gt; -m conntrack --ctstate NEW -j ACCEPT</text:p>
          </table:table-cell>
          <table:table-cell table:style-name="TableCell175" table:number-rows-spanned="2">
            <text:p text:style-name="P176">Allow the scoring engine to reach the box directly both inbound and outbound</text:p>
          </table:table-cell>
        </table:table-row>
        <table:table-row table:style-name="TableRow177">
          <table:table-cell table:style-name="TableCell178">
            <text:p text:style-name="P179"><text:span text:style-name="T180">sudo iptables -A OUTPUT -d &lt;scoring-ip&gt; -m conntrack --ctstate NEW -j ACCEPT</text:span></text:p>
          </table:table-cell>
          <table:covered-table-cell>
            <text:p text:style-name="P181"/>
          </table:covered-table-cell>
        </table:table-row>
        <table:table-row table:style-name="TableRow182">
          <table:table-cell table:style-name="TableCell183">
            <text:p text:style-name="P184">*Consult iptables documentation<text:s/>for port specific rules*</text:p>
          </table:table-cell>
          <table:table-cell table:style-name="TableCell185">
            <text:p text:style-name="P186">Get creative—add rules for certain protocols/other IPs<text:s/>(ping,<text:s/>specific<text:s/>services,<text:s/>ftp, ntp server traffic,<text:s/>etc.)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sudo iptables<text:s/>-A INPUT<text:s/>-m limit<text:s/>--limit<text:s/>20/hr<text:s/>-j LOG<text:s/>--log-prefix “[netfilter] INPUT:DROP: ”<text:s/>--log-level 7</text:p>
          </table:table-cell>
          <table:table-cell table:style-name="TableCell195" table:number-rows-spanned="2">
            <text:p text:style-name="P196">Any packet that is going to be dropped will be added to the syslog with the specified prefix</text:p>
          </table:table-cell>
        </table:table-row>
        <table:table-row table:style-name="TableRow197">
          <table:table-cell table:style-name="TableCell198">
            <text:p text:style-name="P199">sudo iptables -A OUTPUT -m limit --limit<text:s/>20/hr<text:s/>-j LOG --log-prefix “[netfilter] OUTPUT:DROP: ” --log-level 7</text:p>
          </table:table-cell>
          <table:covered-table-cell>
            <text:p text:style-name="P200"/>
          </table:covered-table-cell>
        </table:table-row>
        <table:table-row table:style-name="TableRow201">
          <table:table-cell table:style-name="TableCell202" table:number-columns-spanned="2">
            <text:p text:style-name="P203"/>
          </table:table-cell>
          <table:covered-table-cell/>
        </table:table-row>
        <table:table-row table:style-name="TableRow204">
          <table:table-cell table:style-name="TableCell205">
            <text:p text:style-name="P206">sudo iptables -D INPUT 1</text:p>
          </table:table-cell>
          <table:table-cell table:style-name="TableCell207" table:number-rows-spanned="2">
            <text:p text:style-name="P208">Remove allow any-any rules when ruleset is *mostly* complete</text:p>
          </table:table-cell>
        </table:table-row>
        <table:table-row table:style-name="TableRow209">
          <table:table-cell table:style-name="TableCell210">
            <text:p text:style-name="P211">sudo iptables -D OUTPUT 1</text:p>
          </table:table-cell>
          <table:covered-table-cell>
            <text:p text:style-name="P212"/>
          </table:covered-table-cell>
        </table:table-row>
      </table:table>
      <text:p text:style-name="P213"/>
      <text:list text:style-name="LFO3" text:continue-numbering="true">
        <text:list-item>
          <text:list>
            <text:list-item>
              <text:list>
                <text:list-item>
                  <text:p text:style-name="P214"><text:span text:style-name="T215">SAVE RULES WHEN DONE!!!</text:span></text:p>
                  <text:list text:continue-numbering="true">
                    <text:list-item>
                      <text:p text:style-name="P216">sudo sh<text:s/>-c “iptables-save &gt; /etc/iptables/rules.v4”</text:p>
                    </text:list-item>
                  </text:list>
                </text:list-item>
                <text:list-item>
                  <text:p text:style-name="P217">Check other tables real quick</text:p>
                  <text:list text:continue-numbering="true">
                    <text:list-item>
                      <text:p text:style-name="P218">sudo iptables -L -nv<text:s/>&lt;mangle, nat, raw, security&gt;</text:p>
                    </text:list-item>
                  </text:list>
                </text:list-item>
                <text:list-item>
                  <text:p text:style-name="P219">View the logs if necessary</text:p>
                  <text:list text:continue-numbering="true">
                    <text:list-item>
                      <text:p text:style-name="P220">journalctl -k | grep<text:s/>‘\[netfilter\]’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text:style-name="LFO3" text:continue-numbering="true">
        <text:list-item>
          <text:list>
            <text:list-item>
              <text:list>
                <text:list-item>
                  <text:p text:style-name="P222">EXTRA INFO FOR RED HAT (Fedora/Rocky/CentOS)</text:p>
                  <text:list text:continue-numbering="true">
                    <text:list-item>
                      <text:p text:style-name="P223">sudo systemctl stop firewalld</text:p>
                    </text:list-item>
                    <text:list-item>
                      <text:p text:style-name="P224">sudo systemctl disable firewalld</text:p>
                    </text:list-item>
                    <text:list-item>
                      <text:p text:style-name="P225">sudo systemctl start iptables</text:p>
                    </text:list-item>
                    <text:list-item>
                      <text:p text:style-name="P226">sudo systemctl enable iptables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228"/>
      <text:p text:style-name="P229"/>
      <text:list text:style-name="LFO3" text:continue-numbering="true">
        <text:list-item>
          <text:list>
            <text:list-item>
              <text:p text:style-name="P230"><text:span text:style-name="T231">Step 5: Backup EVERYTHING</text:span><text:span text:style-name="T232">:</text:span></text:p>
            </text:list-item>
          </text:list>
        </text:list-item>
      </text:list>
      <text:p text:style-name="P233"/>
      <text:list text:style-name="LFO3" text:continue-numbering="true">
        <text:list-item>
          <text:list>
            <text:list-item>
              <text:list>
                <text:list-item>
                  <text:p text:style-name="P234">INITIALIZATION</text:p>
                  <text:list text:continue-numbering="true">
                    <text:list-item>
                      <text:p text:style-name="P235">sudo apt install git</text:p>
                    </text:list-item>
                    <text:list-item>
                      <text:p text:style-name="P236">cd /</text:p>
                    </text:list-item>
                    <text:list-item>
                      <text:p text:style-name="P237">git init .</text:p>
                    </text:list-item>
                    <text:list-item>
                      <text:p text:style-name="P238">git add /etc/ssh/sshd_config</text:p>
                    </text:list-item>
                    <text:list-item>
                      <text:p text:style-name="P239">git add /usr/bin/ls</text:p>
                    </text:list-item>
                    <text:list-item>
                      <text:p text:style-name="P240">git add /usr/bin/cat</text:p>
                    </text:list-item>
                    <text:list-item>
                      <text:p text:style-name="P241">git add /usr/bin/ssh</text:p>
                    </text:list-item>
                    <text:list-item>
                      <text:p text:style-name="P242">git add /usr/lib/ssh</text:p>
                    </text:list-item>
                    <text:list-item>
                      <text:p text:style-name="P243">git add /etc/ssh</text:p>
                    </text:list-item>
                    <text:list-item>
                      <text:p text:style-name="P244">git add /usr/bin/echo</text:p>
                    </text:list-item>
                    <text:list-item>
                      <text:p text:style-name="P245">git add /path/to/important/file (do this for every file you want tracked)</text:p>
                    </text:list-item>
                    <text:list-item>
                      <text:p text:style-name="P246">git commit<text:s/>(saves changes to a specific “commit”)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text:style-name="LFO3" text:continue-numbering="true">
        <text:list-item>
          <text:list>
            <text:list-item>
              <text:list>
                <text:list-item>
                  <text:p text:style-name="P248">MONITORING AND MAINTENECE</text:p>
                  <text:list text:continue-numbering="true">
                    <text:list-item>
                      <text:p text:style-name="P249">git diff (shows difference between last commit and current state of files)</text:p>
                    </text:list-item>
                    <text:list-item>
                      <text:p text:style-name="P250">git log (lists commits)</text:p>
                    </text:list-item>
                    <text:list-item>
                      <text:p text:style-name="P251">git checkout &lt;commit_id&gt; --force (reverts to a specific commit)</text:p>
                    </text:list-item>
                    <text:list-item>
                      <text:p text:style-name="P252">git revert (reverts to last commit)</text:p>
                    </text:list-item>
                    <text:list-item>
                      <text:p text:style-name="P253">git status (see what commit you’re on)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p text:style-name="P255"/>
      <text:p text:style-name="P256"/>
      <text:p text:style-name="P257"/>
      <text:p text:style-name="P258"/>
      <text:p text:style-name="P259"/>
      <text:p text:style-name="P260">POST 5-MINUTES</text:p>
      <text:list text:style-name="LFO3" text:continue-numbering="true">
        <text:list-item>
          <text:list>
            <text:list-item>
              <text:p text:style-name="P261">Step 1: Update packages:</text:p>
              <text:list text:continue-numbering="true">
                <text:list-item>
                  <text:p text:style-name="P262">CHECK REPOS IN<text:s/>DEBIAN (Debian/Ubuntu/openSUSE)</text:p>
                  <text:list text:continue-numbering="true">
                    <text:list-item>
                      <text:p text:style-name="P263">cat /etc/apt/sources.list</text:p>
                    </text:list-item>
                    <text:list-item>
                      <text:p text:style-name="P264">ls<text:s/>/etc/apt/sources.list.d/</text:p>
                    </text:list-item>
                  </text:list>
                </text:list-item>
                <text:list-item>
                  <text:p text:style-name="P265">CHECK REPOS IN<text:s/>RED HAT (Fedora/Rocky/CentOS)</text:p>
                  <text:list text:continue-numbering="true">
                    <text:list-item>
                      <text:p text:style-name="P266">ls<text:s/>/etc/yum.repos.d</text:p>
                    </text:list-item>
                    <text:list-item>
                      <text:p text:style-name="P267">cat /etc/yum.repos.d/*.repo</text:p>
                    </text:list-item>
                  </text:list>
                </text:list-item>
                <text:list-item>
                  <text:p text:style-name="P268"><text:span text:style-name="T269">UPDATE THE<text:s/></text:span><text:span text:style-name="T270">SYSTEM PACKAGES</text:span></text:p>
                  <text:list text:continue-numbering="true">
                    <text:list-item>
                      <text:p text:style-name="P271">sudo apt clean</text:p>
                    </text:list-item>
                    <text:list-item>
                      <text:p text:style-name="P272">sudo apt update &amp;&amp; sudo apt upgrade</text:p>
                    </text:list-item>
                    <text:list-item>
                      <text:p text:style-name="P273">sudo dnf update &amp;&amp; sudo dnf upgrade</text:p>
                      <text:list text:continue-numbering="true">
                        <text:list-item>
                          <text:p text:style-name="P274">Establish a second terminal connection while running thi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text:style-name="LFO3" text:continue-numbering="true">
        <text:list-item>
          <text:list>
            <text:list-item>
              <text:p text:style-name="P276"><text:span text:style-name="T277">Step<text:s/></text:span><text:span text:style-name="T278">2</text:span><text:span text:style-name="T279">: Lock out bad accounts</text:span><text:span text:style-name="T280"><text:s/>kill current sessions</text:span><text:span text:style-name="T281">:</text:span></text:p>
              <text:list text:continue-numbering="true">
                <text:list-item>
                  <text:p text:style-name="P282">cat /etc/passwd</text:p>
                </text:list-item>
                <text:list-item>
                  <text:p text:style-name="P283"><text:span text:style-name="T284">cat /etc/group</text:span></text:p>
                  <text:list text:continue-numbering="true">
                    <text:list-item>
                      <text:p text:style-name="P285">Check all users<text:s/>and/or groups<text:s/>currently on the system</text:p>
                    </text:list-item>
                    <text:list-item>
                      <text:p text:style-name="P286">Can ‘chattr -i /etc/groups’ to lock the config</text:p>
                    </text:list-item>
                  </text:list>
                </text:list-item>
                <text:list-item>
                  <text:p text:style-name="P287">sudo usermod<text:s/>-L &amp;&amp; sudo usermod<text:s/>-s /usr/sbin/nologin<text:s/>&lt;user&gt;</text:p>
                  <text:list text:continue-numbering="true">
                    <text:list-item>
                      <text:p text:style-name="P288">Disable the specified account and remove its shell access</text:p>
                    </text:list-item>
                  </text:list>
                </text:list-item>
                <text:list-item>
                  <text:p text:style-name="P289"><text:span text:style-name="T290">sudo truncate -s 0 ~/.ssh/authorized_keys</text:span></text:p>
                  <text:list text:continue-numbering="true">
                    <text:list-item>
                      <text:p text:style-name="P291"><text:span text:style-name="T292">Command to remove naughty keys... (if not already done)</text:span></text:p>
                    </text:list-item>
                  </text:list>
                </text:list-item>
                <text:list-item>
                  <text:p text:style-name="P293"><text:span text:style-name="T294">who<text:s/></text:span><text:span text:style-name="T295">-</text:span><text:span text:style-name="T296">u</text:span><text:span text:style-name="T297"><text:s/></text:span><text:span text:style-name="T298">and</text:span><text:span text:style-name="T299"><text:s/>lastlogin</text:span><text:span text:style-name="T300"><text:s/></text:span><text:span text:style-name="T301">and</text:span><text:span text:style-name="T302"><text:s/></text:span><text:span text:style-name="T303">netstat -atn | grep ':22'</text:span></text:p>
                  <text:list text:continue-numbering="true">
                    <text:list-item>
                      <text:p text:style-name="P304">Check logins from users and use pkill/kill<text:s/>to<text:s/>terminate<text:s/>them</text:p>
                    </text:list-item>
                    <text:list-item>
                      <text:p text:style-name="P305">pkill -9 -t {term-name} or kill -9 {PID}</text:p>
                    </text:list-item>
                  </text:list>
                </text:list-item>
              </text:list>
            </text:list-item>
          </text:list>
        </text:list-item>
      </text:list>
      <text:p text:style-name="Normal"/>
      <text:list text:style-name="LFO3" text:continue-numbering="true">
        <text:list-item>
          <text:list>
            <text:list-item>
              <text:p text:style-name="P306"><text:span text:style-name="T307">Step</text:span><text:span text:style-name="T308"><text:s/></text:span><text:span text:style-name="T309">3</text:span><text:span text:style-name="T310">:<text:s/></text:span><text:span text:style-name="T311">Check<text:s/></text:span><text:span text:style-name="T312">repeated processes (</text:span><text:span text:style-name="T313">systemd timers</text:span><text:span text:style-name="T314"><text:s/>and crontab)</text:span><text:span text:style-name="T315">:</text:span></text:p>
              <text:list text:continue-numbering="true">
                <text:list-item>
                  <text:p text:style-name="P316">sudo<text:s/>systemctl<text:s/>list-timers --all</text:p>
                  <text:list text:continue-numbering="true">
                    <text:list-item>
                      <text:p text:style-name="P317">Insight into red team implants</text:p>
                    </text:list-item>
                    <text:list-item>
                      <text:p text:style-name="P318">crontab -e</text:p>
                    </text:list-item>
                    <text:list-item>
                      <text:p text:style-name="P319">Check to make sure there aren’t any naughty jobs</text:p>
                    </text:list-item>
                    <text:list-item>
                      <text:p text:style-name="P320">Add the following lines (first checks if designated service is down and restarts it;<text:s/>second copies files to backup path)</text:p>
                    </text:list-item>
                  </text:list>
                </text:list-item>
                <text:list-item>
                  <text:p text:style-name="P321">* * * * * systemctl is-active --quiet &lt;service_name&gt; || systemctl restart &lt;service_name&gt;<text:s/></text:p>
                </text:list-item>
                <text:list-item>
                  <text:p text:style-name="P322">* * * * * cp /etc/ssh/sshd_config &lt;file_path&gt;</text:p>
                </text:list-item>
              </text:list>
            </text:list-item>
            <text:list-item>
              <text:p text:style-name="P323">Step<text:s/>4:<text:s/>Look for signs of Red Team<text:s/>&amp; manual threat hunting:</text:p>
              <text:list text:continue-numbering="true">
                <text:list-item>
                  <text:p text:style-name="P324">Search major binaries/anywhere<text:s/>on the system for Red Team implants</text:p>
                </text:list-item>
                <text:list-item>
                  <text:p text:style-name="P325">Typically, they are larger files (MBs in size) with<text:s/>names slightly different from services, etc.</text:p>
                  <text:list text:continue-numbering="true">
                    <text:list-item>
                      <text:p text:style-name="P326">sudo find / -type f -executable -size +1M</text:p>
                      <text:list text:continue-numbering="true">
                        <text:list-item>
                          <text:p text:style-name="P327">Find<text:s/>executable files throughout the system<text:s/>&gt;1MB</text:p>
                        </text:list-item>
                      </text:list>
                    </text:list-item>
                  </text:list>
                </text:list-item>
                <text:list-item>
                  <text:p text:style-name="P328">Utilize process listing/memory forensics to our advantage</text:p>
                  <text:list text:continue-numbering="true">
                    <text:list-item>
                      <text:p text:style-name="P329">ps<text:s/>-eLf</text:p>
                    </text:list-item>
                    <text:list-item>
                      <text:p text:style-name="P330">ps<text:s/>faux</text:p>
                    </text:list-item>
                    <text:list-item>
                      <text:p text:style-name="P331">dpkg<text:s/>-V</text:p>
                      <text:list text:continue-numbering="true">
                        <text:list-item>
                          <text:p text:style-name="P332">CHECKS INSTALLED PACKAGES FOR CHANGES OR<text:s/>FILE MODIFICATIONS</text:p>
                        </text:list-item>
                      </text:list>
                    </text:list-item>
                  </text:list>
                </text:list-item>
                <text:list-item>
                  <text:p text:style-name="P333">Check processes for network traffic</text:p>
                  <text:list text:continue-numbering="true">
                    <text:list-item>
                      <text:p text:style-name="P334">lsof -i tcp</text:p>
                    </text:list-item>
                    <text:list-item>
                      <text:p text:style-name="P335">lsof -i udp</text:p>
                    </text:list-item>
                    <text:list-item>
                      <text:p text:style-name="P336">lsof -c &lt;process/service&gt;</text:p>
                    </text:list-item>
                  </text:list>
                </text:list-item>
                <text:list-item>
                  <text:p text:style-name="P337">Take screenshots and hash malicious files</text:p>
                </text:list-item>
              </text:list>
            </text:list-item>
          </text:list>
        </text:list-item>
      </text:list>
      <text:p text:style-name="P338"/>
      <text:list text:style-name="LFO3" text:continue-numbering="true">
        <text:list-item>
          <text:list>
            <text:list-item>
              <text:p text:style-name="P339"><text:span text:style-name="T340">Step<text:s/></text:span><text:span text:style-name="T341">5</text:span><text:span text:style-name="T342">: Install Threat Hunting Tools:</text:span></text:p>
              <text:list text:continue-numbering="true">
                <text:list-item>
                  <text:p text:style-name="P343">Tripwire<text:s/>is a good example</text:p>
                  <text:list text:continue-numbering="true">
                    <text:list-item>
                      <text:p text:style-name="P344">sudo apt install<text:s/>tripwire</text:p>
                      <text:list text:continue-numbering="true">
                        <text:list-item>
                          <text:p text:style-name="P345">tripwire -m i <text:s/>(initialize database)<text:s/>**use first</text:p>
                        </text:list-item>
                        <text:list-item>
                          <text:p text:style-name="P346">tripwire -m c <text:s/>(execute the check)</text:p>
                        </text:list-item>
                        <text:list-item>
                          <text:p text:style-name="P347"><text:span text:style-name="T348">tripwire -m u</text:span></text:p>
                        </text:list-item>
                        <text:list-item>
                          <text:p text:style-name="P349">Add u and c to crontab separately</text:p>
                        </text:list-item>
                        <text:list-item>
                          <text:p text:style-name="P350">tripwire -m c -I (interactive check)</text:p>
                        </text:list-item>
                      </text:list>
                    </text:list-item>
                  </text:list>
                </text:list-item>
                <text:list-item>
                  <text:p text:style-name="P351">Net-tools also helpful</text:p>
                  <text:list text:continue-numbering="true">
                    <text:list-item>
                      <text:p text:style-name="P352">sudo apt install net-tools</text:p>
                    </text:list-item>
                  </text:list>
                </text:list-item>
              </text:list>
            </text:list-item>
          </text:list>
        </text:list-item>
      </text:list>
      <text:p text:style-name="P353"/>
      <text:list text:style-name="LFO3" text:continue-numbering="true">
        <text:list-item>
          <text:list>
            <text:list-item>
              <text:p text:style-name="P354">Step<text:s/>6: SSH into your servers and repeat...</text:p>
              <text:list text:continue-numbering="true">
                <text:list-item>
                  <text:p text:style-name="P355"><text:span text:style-name="T356">RUN IT BACK</text:span><text:span text:style-name="T357"><text:s/></text:span><text:span text:style-name="T358">(Whoooo Yaaaaaa!!!!!)</text:span></text:p>
                </text:list-item>
                <text:list-item>
                  <text:p text:style-name="P359">To ssh into the server... (ssh &lt;user&gt;@&lt;ip_addr&gt;)</text:p>
                </text:list-item>
              </text:list>
            </text:list-item>
          </text:list>
        </text:list-item>
      </text:list>
      <text:p text:style-name="Normal"/>
      <text:p text:style-name="P360">Additional Sources/things to think about:</text:p>
      <text:p text:style-name="Normal"><text:a xlink:href="https://github.com/RedefiningReality/Linux-Defence-Materials/tree/main" office:target-frame-name="_top" xlink:show="replace"><text:span text:style-name="T361">https://github.com/RedefiningReality/Linux-Defence-Materials/tree/main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Courier New"/>
    </style:style>
    <style:style style:name="WW_CharLFO6LVL1" style:family="text">
      <style:text-properties style:font-name="Calibri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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♦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nes, Tyler M</meta:initial-creator>
    <dc:creator>Coppola, Nick Q</dc:creator>
    <meta:creation-date>2025-04-17T16:12:00Z</meta:creation-date>
    <dc:date>2025-04-17T16:12:00Z</dc:date>
    <meta:template xlink:href="Normal.dotm" xlink:type="simple"/>
    <meta:editing-cycles>15</meta:editing-cycles>
    <meta:editing-duration>PT0S</meta:editing-duration>
    <meta:user-defined meta:name="ContentTypeId">0x0101003BFEBDF40607CC4F8972B1AC3AA9E9B0</meta:user-defined>
    <meta:user-defined meta:name="MediaServiceImageTags"/>
    <meta:document-statistic meta:page-count="1" meta:paragraph-count="13" meta:word-count="989" meta:character-count="6615" meta:row-count="46" meta:non-whitespace-character-count="5639"/>
  </office:meta>
</office:document-meta>
</file>